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 " svg:font-family="&quot;Calibri  &quot;"/>
    <style:font-face style:name="Consolas" svg:font-family="Consolas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  <style:text-properties style:font-name="Calibri  " style:font-name-asian="Calibri  " style:font-name-complex="Calibri  " fo:font-size="20pt" style:font-size-asian="20pt" style:font-size-complex="20pt"/>
    </style:style>
    <style:style style:name="ce4" style:family="table-cell" style:parent-style-name="Default" style:data-style-name="N0">
      <style:text-properties style:font-name="Calibri  " style:font-name-asian="Calibri  " style:font-name-complex="Calibri  " fo:font-size="20pt" style:font-size-asian="20pt" style:font-size-complex="20pt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Consolas" style:font-name-asian="Consolas" style:font-name-complex="Consolas" style:font-family-generic="modern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FF0000"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T1" style:family="text" style:parent-style-name="Default">
      <style:text-properties fo:color="#0000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000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co1" style:family="table-column">
      <style:table-column-properties fo:break-before="auto" style:column-width="15.822083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4.78895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office:value-type="string" table:style-name="ce2">
            <text:p>questions</text:p>
          </table:table-cell>
          <table:table-cell office:value-type="string" table:style-name="ce3">
            <text:p>answer</text:p>
          </table:table-cell>
          <table:table-cell office:value-type="string" table:style-name="ce4">
            <text:p>typeOfQuestion</text:p>
          </table:table-cell>
          <table:table-cell office:value-type="string" table:style-name="ce4">
            <text:p>$status</text:p>
          </table:table-cell>
          <table:table-cell office:value-type="string" table:style-name="ce4">
            <text:p>$subjectId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Was bedeuted NTFS?;Nuclear Technology for Security;New Technology File System;New Time Fail Safe;Net Temporary File Source</text:p>
          </table:table-cell>
          <table:table-cell office:value-type="string" table:style-name="ce6">
            <text:p>New Technology File System</text:p>
          </table:table-cell>
          <table:table-cell office:value-type="string" table:style-name="ce2">
            <text:p>multiSingle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5">
            <text:p>Wo werden die Datei<text:span text:style-name="T2">-</text:span>Attribute "Versteckt" und "System" verwendet?;Nur in NTFS;Nur in FAT<text:span text:style-name="T2">-</text:span>Dateisystemen;In NTFS und FAT<text:span text:style-name="T2">-</text:span>Dateisystemen;Weder in NTFS noch in FAT<text:span text:style-name="T2">-</text:span>Dateisystemen</text:p>
          </table:table-cell>
          <table:table-cell office:value-type="string" table:style-name="ce6">
            <text:p>In NTFS und FAT-Dateisystemen</text:p>
          </table:table-cell>
          <table:table-cell office:value-type="string" table:style-name="ce2">
            <text:p>multiSingle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Was heißt MFT?;Master File Table;Microsoft Functional Technology;Mindful Feature Target;Micro File Tool</text:p>
          </table:table-cell>
          <table:table-cell office:value-type="string" table:style-name="ce6">
            <text:p>Master File Table</text:p>
          </table:table-cell>
          <table:table-cell office:value-type="string" table:style-name="ce2">
            <text:p>multiSingle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Welche Datei<text:span text:style-name="T2">-</text:span>Attribute werden nur in NTFS verwendet?;Archiv;System;Daten;Verschlüsselt;Geheim;Komprimiert</text:p>
          </table:table-cell>
          <table:table-cell office:value-type="string" table:style-name="ce6">
            <text:p>Verschlüsselt;Komprimiert</text:p>
          </table:table-cell>
          <table:table-cell office:value-type="string" table:style-name="ce4">
            <text:p>multiMulti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Was bedeutet GPT?;Great Panel Target;GUID Partition Table;Graphic Poster Tool;GLAM Prospect Time</text:p>
          </table:table-cell>
          <table:table-cell office:value-type="string" table:style-name="ce6">
            <text:p>GUID Partition Table</text:p>
          </table:table-cell>
          <table:table-cell office:value-type="string" table:style-name="ce2">
            <text:p>multiSingle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5">
            <text:p>An welche Strukturen werden Berechtigungen vererbt?;An Unterordner;An übergeordnete Ordner;an alle Gruppenmitglieder;an alle Ordner derselben Partition;an untergeordnete Dateien;nur an nichtadministrative Nutzer</text:p>
          </table:table-cell>
          <table:table-cell office:value-type="string" table:style-name="ce7">
            <text:p>An Unterordner;an untergeordnete Dateien</text:p>
          </table:table-cell>
          <table:table-cell office:value-type="string" table:style-name="ce4">
            <text:p>multiMulti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5">
            <text:p>Was bedeutet Journaling?;Die Überwachung von Berechtigungen;Sichert die Konsistenz des Dateisystems;Eine Backup<text:span text:style-name="T2">-</text:span>Vorstufe;Überwacht das Kopieren, Löschen, Verschieben von Dateien;Unterstützt die Vererbung von Berechtigungen</text:p>
          </table:table-cell>
          <table:table-cell office:value-type="string" table:style-name="ce6">
            <text:p>Sichert die Konsistenz des Dateisystems;Überwacht das Kopieren, Löschen, Verschieben von Dateien</text:p>
          </table:table-cell>
          <table:table-cell office:value-type="string" table:style-name="ce4">
            <text:p>multiMulti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5">
            <text:p>Welche Partitions<text:span text:style-name="T2">-</text:span>Schemata können unter Windows verwendet werden?;Logical Volume Manager;GUID Partition Table;Master Boot Record;Filesystem Hierarchy Standard</text:p>
          </table:table-cell>
          <table:table-cell office:value-type="string" table:style-name="ce6">
            <text:p>GUID Partition Table;Master Boot Record</text:p>
          </table:table-cell>
          <table:table-cell office:value-type="string" table:style-name="ce4">
            <text:p>multiMulti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5">
            <text:p>Welche Eigenschaften gehören zum Dateisystem FAT12?;8.3 Namenskonvention;Attribut: Verschlüsselung;Für Disketten entwickelt;Nur für<text:s/><text:span text:style-name="T2">64bit-</text:span>Systeme;Seit Windows 8.1 nicht mehr verwendbar</text:p>
          </table:table-cell>
          <table:table-cell office:value-type="string" table:style-name="ce6">
            <text:p>8.3 Namenskonvention;Für Disketten entwickelt</text:p>
          </table:table-cell>
          <table:table-cell office:value-type="string" table:style-name="ce4">
            <text:p>multiMulti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5">
            <text:p>Mit welcher Syntax lassen sich Hard Links erzeugen?;mkdir<text:s/><text:span text:style-name="T2">/</text:span>L<text:s/><text:span text:style-name="T2">&lt;</text:span>quelle<text:span text:style-name="T2">&gt;</text:span><text:s/><text:span text:style-name="T2">&lt;</text:span>ziel<text:span text:style-name="T2">&gt;</text:span>;mksys<text:s/><text:span text:style-name="T2">&lt;</text:span>partition1<text:span text:style-name="T2">&gt;</text:span><text:s/><text:span text:style-name="T2">&lt;</text:span>partition2<text:span text:style-name="T2">&gt;</text:span>;mklink<text:s/><text:span text:style-name="T2">/</text:span>H<text:s/><text:span text:style-name="T2">&lt;</text:span>name<text:span text:style-name="T2">&gt;</text:span><text:s/><text:span text:style-name="T2">&lt;</text:span>ziel<text:span text:style-name="T2">&gt;</text:span>;linksys<text:s/><text:span text:style-name="T2">&lt;</text:span>vorher<text:span text:style-name="T2">&gt;</text:span><text:s/><text:span text:style-name="T2">&lt;</text:span>nachher<text:span text:style-name="T2">&gt;</text:span></text:p>
          </table:table-cell>
          <table:table-cell office:value-type="string" table:style-name="ce8">
            <text:p>mklink /H &lt;name&gt; &lt;ziel&gt;</text:p>
          </table:table-cell>
          <table:table-cell office:value-type="string" table:style-name="ce2">
            <text:p>multiSingle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5">
            <text:p>Was gehört nicht zu den grundlegenden Datei<text:span text:style-name="T2">-</text:span><text:s/>und Ordner<text:span text:style-name="T2">-</text:span>Berechtigungen?;Ordnerinhalt auflisten;Löschen;Vollzugriff;Abzweigen;Schreiben;Attribute schreiben</text:p>
          </table:table-cell>
          <table:table-cell office:value-type="string" table:style-name="ce6">
            <text:p>Ordnerinhalt auflisten;Löschen;Abzweigen;Attribute schreiben</text:p>
          </table:table-cell>
          <table:table-cell office:value-type="string" table:style-name="ce4">
            <text:p>multiMulti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Wem können Dateiberechtigungen zugewiesen werden?;Benutzern;Druckern;Prozessen;Gruppen;externen Festplatten</text:p>
          </table:table-cell>
          <table:table-cell office:value-type="string" table:style-name="ce6">
            <text:p>Benutzern; Gruppen</text:p>
          </table:table-cell>
          <table:table-cell office:value-type="string" table:style-name="ce4">
            <text:p>multiMulti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Wie nennen sich die separaten Abschnitte eines Dateieintrags in der MFT?;Section;File;Stream;Portion</text:p>
          </table:table-cell>
          <table:table-cell office:value-type="string" table:style-name="ce6">
            <text:p>Stream</text:p>
          </table:table-cell>
          <table:table-cell office:value-type="string" table:style-name="ce2">
            <text:p>multiSingle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5">
            <text:p>Was sind Schattenkopien?;Separat abgelegte Backups;Ein Funktionalität zur lokalen Datensicherung;Die gleichzeitige Sicherung auf zwei externen Medien;Eine Kopie der MFT</text:p>
          </table:table-cell>
          <table:table-cell office:value-type="string" table:style-name="ce6">
            <text:p>Ein Funktionalität zur lokalen Datensicherung</text:p>
          </table:table-cell>
          <table:table-cell office:value-type="string" table:style-name="ce2">
            <text:p>multiSingle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5">
            <text:p>Was ist charakterisiert durch Warnstufe und hartes Limit?;NTFS<text:span text:style-name="T2">-</text:span>Fehlermeldungen;Kontingente<text:s/><text:span text:style-name="T2">/</text:span><text:s/>Quotas;Rechte<text:span text:style-name="T2">-</text:span>Verweigerungs<text:span text:style-name="T2">-</text:span>Einträge;Backup<text:span text:style-name="T2">-</text:span>Planung</text:p>
          </table:table-cell>
          <table:table-cell office:value-type="string" table:style-name="ce6">
            <text:p>Kontingente / Quotas</text:p>
          </table:table-cell>
          <table:table-cell office:value-type="string" table:style-name="ce2">
            <text:p>multiSingle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5">
            <text:p>Für symbolische Links gilt Folgendes?;Dürfen nur von administrativen Benutzern erstellt werden;Können nur auf der lokalen Partition eingesetzt werden.;Erzeugen einen zusätzlichen Namenseintrag in der MFT;Werden mit dem Befehl "mklink" erzeugt.</text:p>
          </table:table-cell>
          <table:table-cell office:value-type="string" table:style-name="ce6">
            <text:p>Dürfen nur von administrativen Benutzern erstellt werden;Werden mit dem Befehl "mklink" erzeugt</text:p>
          </table:table-cell>
          <table:table-cell office:value-type="string" table:style-name="ce4">
            <text:p>multiMulti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104855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 " svg:font-family="&quot;Calibri  &quot;"/>
    <style:font-face style:name="Consolas" svg:font-family="Consolas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admin</meta:initial-creator>
    <dc:creator>admin</dc:creator>
    <meta:creation-date>2023-01-30T08:26:41Z</meta:creation-date>
    <dc:date>2023-01-30T11:35:54Z</dc:date>
    <meta:editing-duration>PT0S</meta:editing-duration>
  </office:meta>
</office:document-meta>
</file>